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d41a" draw:textarea-horizontal-align="justify" draw:textarea-vertical-align="middle" draw:auto-grow-height="false" fo:min-height="0.5cm" fo:min-width="3.25cm"/>
      <style:paragraph-properties style:writing-mode="lr-tb"/>
    </style:style>
    <style:style style:name="gr2" style:family="graphic" style:parent-style-name="standard" style:list-style-name="L1">
      <style:graphic-properties draw:fill-color="#81d41a" draw:textarea-horizontal-align="justify" draw:textarea-vertical-align="middle" draw:auto-grow-height="false" fo:min-height="0.5cm" fo:min-width="3.25cm"/>
      <style:paragraph-properties style:writing-mode="lr-tb"/>
    </style:style>
    <style:style style:name="gr3" style:family="graphic" style:parent-style-name="standard">
      <style:graphic-properties draw:fill-color="#ff4000" draw:textarea-horizontal-align="justify" draw:textarea-vertical-align="middle" draw:auto-grow-height="false" fo:min-height="0.5cm" fo:min-width="3.25cm"/>
      <style:paragraph-properties style:writing-mode="lr-tb"/>
    </style:style>
    <style:style style:name="gr4" style:family="graphic" style:parent-style-name="standard" style:list-style-name="L1">
      <style:graphic-properties draw:fill-color="#ff4000" draw:textarea-horizontal-align="justify" draw:textarea-vertical-align="middle" draw:auto-grow-height="false" fo:min-height="0.5cm" fo:min-width="3.25cm"/>
      <style:paragraph-properties style:writing-mode="lr-tb"/>
    </style:style>
    <style:style style:name="gr5" style:family="graphic" style:parent-style-name="standard" style:list-style-name="L1">
      <style:graphic-properties draw:fill-color="#ff4000" draw:textarea-horizontal-align="justify" draw:textarea-vertical-align="middle" draw:auto-grow-height="false" fo:min-height="0.5cm" fo:min-width="3.25cm"/>
      <style:paragraph-properties style:writing-mode="lr-tb"/>
    </style:style>
    <style:style style:name="gr6" style:family="graphic" style:parent-style-name="standard" style:list-style-name="L1">
      <style:graphic-properties draw:fill-color="#81d41a" draw:textarea-horizontal-align="justify" draw:textarea-vertical-align="middle" draw:auto-grow-height="false" fo:min-height="0.5cm" fo:min-width="3.25cm"/>
      <style:paragraph-properties style:writing-mode="lr-tb"/>
    </style:style>
    <style:style style:name="gr7" style:family="graphic" style:parent-style-name="standard" style:list-style-name="L1">
      <style:graphic-properties draw:fill-color="#ff4000" draw:textarea-horizontal-align="justify" draw:textarea-vertical-align="middle" draw:auto-grow-height="false" fo:min-height="0.5cm" fo:min-width="3.25cm"/>
      <style:paragraph-properties style:writing-mode="lr-tb"/>
    </style:style>
    <style:style style:name="gr8" style:family="graphic" style:parent-style-name="standard" style:list-style-name="L1">
      <style:graphic-properties draw:fill-color="#81d41a" draw:textarea-horizontal-align="justify" draw:textarea-vertical-align="middle" draw:auto-grow-height="false" fo:min-height="0.5cm" fo:min-width="3.25cm"/>
      <style:paragraph-properties style:writing-mode="lr-tb"/>
    </style:style>
    <style:style style:name="gr9" style:family="graphic" style:parent-style-name="standard" style:list-style-name="L1">
      <style:graphic-properties draw:fill-color="#81d41a" draw:textarea-horizontal-align="justify" draw:textarea-vertical-align="middle" draw:auto-grow-height="false" fo:min-height="0.5cm" fo:min-width="3.25cm"/>
      <style:paragraph-properties style:writing-mode="lr-tb"/>
    </style:style>
    <style:style style:name="gr10" style:family="graphic" style:parent-style-name="standard" style:list-style-name="L1">
      <style:graphic-properties draw:fill-color="#ff4000" draw:textarea-horizontal-align="justify" draw:textarea-vertical-align="middle" draw:auto-grow-height="false" fo:min-height="0.5cm" fo:min-width="3.25cm"/>
      <style:paragraph-properties style:writing-mode="lr-tb"/>
    </style:style>
    <style:style style:name="gr11" style:family="graphic" style:parent-style-name="objectwithoutfill">
      <style:graphic-properties svg:stroke-color="#000000" draw:marker-end="Extrémités_20_de_20_flèche_20_1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988cm" fo:min-width="1.798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936cm" fo:min-width="1.746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="Circle" draw:marker-start-width="0.379cm" draw:marker-end="Extrémités_20_de_20_flèche_20_2" draw:marker-end-width="0.379cm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582cm" fo:min-width="1.924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color="#000000" draw:marker-start="Circle" draw:marker-start-width="0.3cm" draw:marker-end="Extrémités_20_de_20_flèche_20_3" draw:marker-end-width="0.3cm" draw:textarea-vertical-align="middle"/>
    </style:style>
    <style:style style:name="gr18" style:family="graphic" style:parent-style-name="standard">
      <style:graphic-properties svg:stroke-color="#000000" draw:marker-start="Circle" draw:marker-start-width="0.3cm" draw:marker-end="Extrémités_20_de_20_flèche_20_4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4" style:family="paragraph">
      <loext:graphic-properties draw:fill-color="#81d41a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5" style:family="paragraph">
      <loext:graphic-properties draw:fill-color="#ff4000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4000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75cm" svg:height="0.75cm" svg:x="2cm" svg:y="3.5cm">
          <text:p text:style-name="P1"><text:span text:style-name="T1">Programm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75cm" svg:height="0.75cm" svg:x="2cm" svg:y="4.25cm">
          <text:p text:style-name="P1"><text:span text:style-name="T1">Processus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.75cm" svg:height="0.75cm" svg:x="2cm" svg:y="5cm">
          <text:p text:style-name="P3"><text:span text:style-name="T1">Processus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75cm" svg:height="0.75cm" svg:x="2cm" svg:y="5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75cm" svg:height="0.75cm" svg:x="6.25cm" svg:y="3.5cm">
          <text:p text:style-name="P1"><text:span text:style-name="T1">Programm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3.75cm" svg:height="0.75cm" svg:x="6.25cm" svg:y="4.25cm">
          <text:p text:style-name="P3"><text:span text:style-name="T1">Processus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75cm" svg:height="0.75cm" svg:x="6.25cm" svg:y="5cm">
          <text:p text:style-name="P7"><text:span text:style-name="T1">Processus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75cm" svg:height="0.75cm" svg:x="6.25cm" svg:y="5.75cm">
          <text:p text:style-name="P3"><text:span text:style-name="T1">Processus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75cm" svg:height="0.75cm" svg:x="2cm" svg:y="5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3.75cm" svg:height="0.75cm" svg:x="2cm" svg:y="5.75cm">
          <text:p text:style-name="P3"><text:span text:style-name="T1">Processus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75cm" svg:height="0.75cm" svg:x="12cm" svg:y="2.75cm">
          <text:p text:style-name="P3"><text:span text:style-name="T1">Processus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75cm" svg:height="0.75cm" svg:x="12cm" svg:y="5cm">
          <text:p text:style-name="P7"><text:span text:style-name="T1">Processus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75cm" svg:height="0.75cm" svg:x="12cm" svg:y="3.5cm">
          <text:p text:style-name="P1"><text:span text:style-name="T1">Processus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3.75cm" svg:height="0.75cm" svg:x="12cm" svg:y="4.25cm">
          <text:p text:style-name="P3"><text:span text:style-name="T1">Processus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3.75cm" svg:height="0.75cm" svg:x="12cm" svg:y="5.75cm">
          <text:p text:style-name="P3"><text:span text:style-name="T1">Processus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3.75cm" svg:height="0.75cm" svg:x="12cm" svg:y="6.5cm">
          <text:p text:style-name="P3"><text:span text:style-name="T1">Processus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8" draw:layer="layout" svg:x1="16.75cm" svg:y1="2.75cm" svg:x2="16.75cm" svg:y2="7.25cm">
          <text:p/>
        </draw:line>
        <draw:frame draw:style-name="gr12" draw:text-style-name="P10" draw:layer="layout" svg:width="2.5cm" svg:height="1.115cm" svg:x="16.75cm" svg:y="4.385cm">
          <draw:text-box>
            <text:p text:style-name="P9"><text:span text:style-name="T2">File d’exécution</text:span></text:p>
          </draw:text-box>
        </draw:frame>
      </draw:page>
      <draw:page draw:name="page2" draw:style-name="dp1" draw:master-page-name="Standard">
        <draw:custom-shape draw:style-name="gr13" draw:text-style-name="P11" draw:layer="layout" svg:width="3.25cm" svg:height="1.75cm" svg:x="3.25cm" svg:y="2.843cm">
          <text:p text:style-name="P7"><text:span text:style-name="T1">Prê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3.25cm" svg:height="1.75cm" svg:x="7.75cm" svg:y="5.593cm">
          <text:p text:style-name="P7"><text:span text:style-name="T1">Bloqu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3.25cm" svg:height="1.75cm" svg:x="13.25cm" svg:y="2.843cm">
          <text:p text:style-name="P7"><text:span text:style-name="T1">É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6.5cm" svg:y1="3.593cm" svg:x2="13.25cm" svg:y2="3.593cm">
          <text:p/>
        </draw:line>
        <draw:line draw:style-name="gr15" draw:text-style-name="P1" draw:layer="layout" svg:x1="13.5cm" svg:y1="4.093cm" svg:x2="10.75cm" svg:y2="6.093cm">
          <text:p/>
        </draw:line>
        <draw:line draw:style-name="gr15" draw:text-style-name="P1" draw:layer="layout" svg:x1="7.75cm" svg:y1="6.343cm" svg:x2="5cm" svg:y2="4.593cm">
          <text:p/>
        </draw:line>
        <draw:custom-shape draw:style-name="gr16" draw:text-style-name="P13" draw:layer="layout" svg:width="3.5cm" svg:height="1.25cm" svg:x="1.5cm" svg:y="6.343cm">
          <text:p text:style-name="P12"><text:span text:style-name="T3">Nouvea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3" draw:layer="layout" svg:width="3.5cm" svg:height="1.25cm" svg:x="15.5cm" svg:y="6.343cm">
          <text:p text:style-name="P12"><text:span text:style-name="T3">Termin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3.25cm" svg:y1="6.343cm" svg:x2="3.75cm" svg:y2="4.343cm">
          <text:p/>
        </draw:line>
        <draw:line draw:style-name="gr18" draw:text-style-name="P1" draw:layer="layout" svg:x1="16cm" svg:y1="4.343cm" svg:x2="17.25cm" svg:y2="6.34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093cm" fo:margin-bottom="12.901cm" fo:margin-left="1cm" fo:margin-right="10.008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8T14:37:23.562000000</meta:creation-date>
    <dc:date>2022-07-28T15:24:15.238000000</dc:date>
    <meta:editing-duration>PT16M30S</meta:editing-duration>
    <meta:editing-cycles>4</meta:editing-cycles>
    <meta:generator>LibreOffice/7.2.2.2$Windows_X86_64 LibreOffice_project/02b2acce88a210515b4a5bb2e46cbfb63fe97d56</meta:generator>
    <meta:document-statistic meta:object-count="28"/>
  </office:meta>
</office:document-meta>
</file>